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Abyssinica SIL" svg:font-family="'Abyssinica SIL'" style:font-pitch="variable"/>
    <style:font-face style:name="Garuda" svg:font-family="Garuda" style:font-pitch="variable"/>
    <style:font-face style:name="cmr10" svg:font-family="cmr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0232b" officeooo:paragraph-rsid="0000232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00232b" officeooo:paragraph-rsid="0000232b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3pt" fo:font-style="normal" style:text-underline-style="none" fo:font-weight="normal" officeooo:rsid="0000232b" officeooo:paragraph-rsid="0000232b" style:text-blinking="false" fo:background-color="transparent" style:font-size-asian="13pt" style:font-size-complex="13pt"/>
    </style:style>
    <style:style style:name="P4" style:family="paragraph" style:parent-style-name="Standard">
      <style:text-properties style:font-name="Abyssinica SIL" fo:font-size="13pt" fo:font-weight="normal" officeooo:rsid="0000232b" officeooo:paragraph-rsid="0000232b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Abyssinica SIL" fo:font-size="15pt" fo:font-weight="bold" officeooo:rsid="0003acd7" officeooo:paragraph-rsid="0003acd7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byssinica SIL" fo:font-size="15pt" fo:font-weight="normal" officeooo:rsid="0003acd7" officeooo:paragraph-rsid="0003acd7" style:font-size-asian="15pt" style:font-weight-asian="normal" style:font-size-complex="15pt" style:font-weight-complex="normal"/>
    </style:style>
    <style:style style:name="T1" style:family="text">
      <style:text-properties officeooo:rsid="0001bbe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T BOOKING PORTAL</text:p>
      <text:p text:style-name="P2"/>
      <text:p text:style-name="P3">Presently , Portal allows user to login either as student or admin(chairman). Student sends booking request according to timing instructed between 6:00 to 9:00 and 17:00 to 22:00. In case , timing of form submission does not fit ...warning is givent to student ot fill later according to instructed timing.</text:p>
      <text:p text:style-name="P3">Student can track request whether his request pending or aproved or disapproved.</text:p>
      <text:p text:style-name="P3"/>
      <text:p text:style-name="P3">Admin can see all request <text:s/><text:span text:style-name="T1">and see all its details </text:span>and can approve if slot available or disapprove if not. </text:p>
      <text:p text:style-name="P4"/>
      <text:p text:style-name="P4"/>
      <text:p text:style-name="P4"/>
      <text:p text:style-name="P5">INSTALLATION INSTRUCTION</text:p>
      <text:p text:style-name="P5"/>
      <text:p text:style-name="P6">django --version &gt;= 1.10.</text:p>
      <text:p text:style-name="P6">either install pip or anaconda. (anaconda preferred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Abyssinica SIL" svg:font-family="'Abyssinica SIL'" style:font-pitch="variable"/>
    <style:font-face style:name="Garuda" svg:font-family="Garuda" style:font-pitch="variable"/>
    <style:font-face style:name="cmr10" svg:font-family="cmr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09:08.408388277</meta:creation-date>
    <dc:date>2018-04-14T04:25:09.595623161</dc:date>
    <meta:editing-duration>PT5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99" meta:character-count="615" meta:non-whitespace-character-count="521"/>
  </office:meta>
</office:document-meta>
</file>